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F0000014C7E2B28C4382DEF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a9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– <text:span text:style-name="T1">707 Criar Remessa </text:span></text:p>
      <text:p text:style-name="P1"/>
      <text:p text:style-name="P1"><draw:frame draw:style-name="fr1" draw:name="Figura1" text:anchor-type="paragraph" svg:width="17cm" svg:height="5.117cm" draw:z-index="0"><draw:image xlink:href="Pictures/100000000000044F0000014C7E2B28C4382DEF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09:02:36.972000000</dc:date>
    <meta:editing-duration>PT8H26M58S</meta:editing-duration>
    <meta:editing-cycles>8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5" meta:character-count="30" meta:non-whitespace-character-count="24"/>
  </office:meta>
</office:document-meta>
</file>